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93ad" officeooo:paragraph-rsid="001793ad" style:font-size-asian="17.5pt" style:font-size-complex="20pt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1793ad" officeooo:paragraph-rsid="001793ad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1793ad"/>
    </style:style>
    <style:style style:name="T1" style:family="text">
      <style:text-properties officeooo:rsid="001793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93ad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Requirements</text:p>
      <text:p text:style-name="P1"/>
      <text:list xml:id="list1185317149" text:style-name="L1">
        <text:list-item>
          <text:p text:style-name="P3"><text:span text:style-name="T1">The music files will be dropeed at a common location (“</text:span><text:span text:style-name="T3">/home/nabarun/Projects/MusicSplitter/data/</text:span><text:span text:style-name="T1">”)</text:span></text:p>
        </text:list-item>
        <text:list-item>
          <text:p text:style-name="P2">Then the api will be called with the name of the file and the rest will be taken care by the bash scrip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32:00.487340535</meta:creation-date>
    <dc:date>2021-04-11T20:35:53.912417733</dc:date>
    <meta:editing-duration>PT3M5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3" meta:word-count="38" meta:character-count="223" meta:non-whitespace-character-count="190"/>
  </office:meta>
</office:document-meta>
</file>